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Sans serif" svg:font-family="'Sans serif'" style:font-family-generic="swiss"/>
  </office:font-face-decls>
  <office:automatic-styles>
    <style:style style:name="P1" style:family="paragraph" style:parent-style-name="Standard" style:list-style-name="L3">
      <style:paragraph-properties fo:text-align="justify" style:justify-single-word="false"/>
      <style:text-properties style:font-name="Sans serif" fo:font-size="11pt" officeooo:paragraph-rsid="0009f6f5" style:font-size-asian="11pt" style:font-size-complex="11pt"/>
    </style:style>
    <style:style style:name="P2" style:family="paragraph" style:parent-style-name="Preformatted_20_Text">
      <style:paragraph-properties fo:text-align="justify" style:justify-single-word="false"/>
      <style:text-properties style:font-name="Sans serif" fo:font-size="11pt" style:font-size-asian="11pt" style:font-size-complex="11pt"/>
    </style:style>
    <style:style style:name="P3" style:family="paragraph" style:parent-style-name="Preformatted_20_Text">
      <style:paragraph-properties fo:text-align="justify" style:justify-single-word="false"/>
      <style:text-properties style:font-name="Sans serif" fo:font-size="11pt" officeooo:paragraph-rsid="0009f6f5" style:font-size-asian="11pt" style:font-size-complex="11pt"/>
    </style:style>
    <style:style style:name="P4" style:family="paragraph" style:parent-style-name="Preformatted_20_Text" style:list-style-name="L2">
      <style:paragraph-properties fo:text-align="justify" style:justify-single-word="false"/>
      <style:text-properties style:font-name="Sans serif" fo:font-size="11pt" officeooo:paragraph-rsid="0009f6f5" style:font-size-asian="11pt" style:font-size-complex="11pt"/>
    </style:style>
    <style:style style:name="P5" style:family="paragraph" style:parent-style-name="Preformatted_20_Text" style:list-style-name="L2">
      <style:paragraph-properties fo:text-align="justify" style:justify-single-word="false"/>
      <style:text-properties style:font-name="Sans serif" fo:font-size="11pt" style:font-size-asian="11pt" style:font-size-complex="11pt"/>
    </style:style>
    <style:style style:name="P6" style:family="paragraph" style:parent-style-name="Preformatted_20_Text">
      <style:paragraph-properties fo:margin-top="0in" fo:margin-bottom="0.1965in" style:contextual-spacing="false" fo:text-align="justify" style:justify-single-word="false"/>
      <style:text-properties style:font-name="Sans serif" fo:font-size="11pt" style:font-size-asian="11pt" style:font-size-complex="11pt"/>
    </style:style>
    <style:style style:name="P7" style:family="paragraph" style:parent-style-name="Preformatted_20_Text">
      <style:paragraph-properties fo:text-align="justify" style:justify-single-word="false"/>
      <style:text-properties style:font-name="Sans serif" fo:font-size="11pt" fo:font-weight="bold" style:font-size-asian="11pt" style:font-weight-asian="bold" style:font-size-complex="11pt" style:font-weight-complex="bold"/>
    </style:style>
    <style:style style:name="P8" style:family="paragraph" style:parent-style-name="Preformatted_20_Text">
      <style:paragraph-properties fo:text-align="justify" style:justify-single-word="false"/>
      <style:text-properties style:font-name="Sans serif" fo:font-size="11pt" fo:font-weight="bold" officeooo:paragraph-rsid="0009f6f5" style:font-size-asian="11pt" style:font-weight-asian="bold" style:font-size-complex="11pt" style:font-weight-complex="bold"/>
    </style:style>
    <style:style style:name="P9" style:family="paragraph" style:parent-style-name="Text_20_body">
      <style:paragraph-properties fo:text-align="justify" style:justify-single-word="false"/>
      <style:text-properties style:font-name="Sans serif" fo:font-size="11pt" style:font-size-asian="11pt" style:font-size-complex="11pt"/>
    </style:style>
    <style:style style:name="P10" style:family="paragraph" style:parent-style-name="Text_20_body" style:list-style-name="L3">
      <style:paragraph-properties fo:text-align="justify" style:justify-single-word="false"/>
      <style:text-properties style:font-name="Sans serif" fo:font-size="11pt" style:font-size-asian="11pt" style:font-size-complex="11pt"/>
    </style:style>
    <style:style style:name="P11" style:family="paragraph" style:parent-style-name="Text_20_body" style:list-style-name="L3">
      <style:paragraph-properties fo:text-align="justify" style:justify-single-word="false"/>
      <style:text-properties style:font-name="Sans serif" fo:font-size="11pt" officeooo:paragraph-rsid="0009f6f5" style:font-size-asian="11pt" style:font-size-complex="11pt"/>
    </style:style>
    <style:style style:name="P12" style:family="paragraph" style:parent-style-name="Text_20_body">
      <style:paragraph-properties fo:text-align="justify" style:justify-single-word="false"/>
      <style:text-properties style:font-name="Sans serif" fo:font-size="11pt" officeooo:paragraph-rsid="00082bef" style:font-size-asian="11pt" style:font-size-complex="11pt"/>
    </style:style>
    <style:style style:name="P13" style:family="paragraph" style:parent-style-name="Text_20_body">
      <style:paragraph-properties fo:text-align="justify" style:justify-single-word="false"/>
      <style:text-properties style:font-name="Sans serif" fo:font-size="11pt" officeooo:paragraph-rsid="0009f6f5" style:font-size-asian="11pt" style:font-size-complex="11pt"/>
    </style:style>
    <style:style style:name="P14" style:family="paragraph" style:parent-style-name="Text_20_body">
      <style:paragraph-properties fo:text-align="justify" style:justify-single-word="false"/>
      <style:text-properties style:font-name="Sans serif" fo:font-size="11pt" fo:font-weight="bold" officeooo:rsid="00082bef" officeooo:paragraph-rsid="0009f6f5" style:font-size-asian="11pt" style:font-weight-asian="bold" style:font-size-complex="11pt" style:font-weight-complex="bold"/>
    </style:style>
    <style:style style:name="T1" style:family="text">
      <style:text-properties officeooo:rsid="0009f6f5"/>
    </style:style>
    <style:style style:name="T2" style:family="text">
      <style:text-properties fo:font-weight="bold" officeooo:rsid="0009f6f5" style:font-weight-asian="bold"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ITLE: SOCIAL SERVICES INFRASTUCTURES ALLOCATION USING ARTIFICIAL</text:p>
      <text:p text:style-name="P7">INTELLIGENCE BASED ON POPULATION DENSITY</text:p>
      <text:p text:style-name="P2">social services meaning:</text:p>
      <text:p text:style-name="P2"><text:s text:c="10"/>refers to the infrastructures, programs and activities</text:p>
      <text:p text:style-name="P2">provided by the government or non-governmental organizations to</text:p>
      <text:p text:style-name="P2">support the basic needs and well-being of individuals and communities.</text:p>
      <text:p text:style-name="P2">These services are aimed at addressing social, economic, and</text:p>
      <text:p text:style-name="P2">health-related issues that affect individuals and communities, such as</text:p>
      <text:p text:style-name="P2">poverty, homelessness, disability, mental illness, and addiction.</text:p>
      <text:p text:style-name="P2">Examples of social services include welfare, housing assistance,</text:p>
      <text:p text:style-name="P2">healthcare, mental health services, education, employment training,</text:p>
      <text:p text:style-name="P2">and food assistance programs.</text:p>
      <text:p text:style-name="P2"/>
      <text:p text:style-name="P14">Normal factors included while allocating social services infrastructures</text:p>
      <text:p text:style-name="P13">When allocating social services to a society, several factors should be considered to ensure that the services reach the intended recipients effectively. Here are some factors to consider:</text:p>
      <text:list xml:id="list663754635" text:style-name="L3">
        <text:list-item>
          <text:p text:style-name="P11"><text:span text:style-name="T1">Population density is a measure of the number of individuals living in a particular <text:tab/>geographic area, usually expressed as the number of people per unit of land <text:tab/>area, such as square kilometer or square mile. It is calculated by dividing the <text:tab/>total number of individuals living in a particular area by the total land area of <text:tab/>that area. Population density is an important indicator of how crowded an area <text:tab/>is, and it can affect many aspects of life, including the availability of resources, <text:tab/>housing, transportation, and social services. High population density areas are often associated with urban areas, while low population density areas are typically found in rural areas. Governments and policymakers often use <text:tab/>population density data to make decisions about how to allocate resources and plan infrastructure in a particular region.</text:span></text:p>
          <text:p text:style-name="P11"><text:span text:style-name="T2">NOTE: </text:span><text:span text:style-name="T1">This will be our main fator that will be considered in our project</text:span></text:p>
        </text:list-item>
        <text:list-item>
          <text:p text:style-name="P11">Demographics: The demographics of the community, such as age, income, education level, and cultural background, play a crucial role in determining the types of social services required. It is essential to understand the demographics to provide targeted services.</text:p>
        </text:list-item>
        <text:list-item>
          <text:p text:style-name="P11"><text:span text:style-name="T1">3.2</text:span>Accessibility: The availability and accessibility of social services are critical. It is essential to consider the distance of the services from the recipients and whether they have the means to access them, such as transportation or digital infrastructure.</text:p>
        </text:list-item>
        <text:list-item>
          <text:p text:style-name="P11">Level of Need: The level of need for social services in a community is a vital factor to consider. This includes the prevalence of poverty, homelessness, mental health issues, and other social problems that require assistance.</text:p>
        </text:list-item>
        <text:list-item>
          <text:p text:style-name="P11">Available Resources: The resources available to allocate social services should be assessed to determine the feasibility of implementing new services or expanding existing ones. This includes financial resources, personnel, and infrastructure.</text:p>
        </text:list-item>
        <text:list-item>
          <text:p text:style-name="P11">Collaboration: Collaboration with other organizations and stakeholders is essential to provide comprehensive and effective social services. Partnerships with community groups, healthcare providers, and government agencies can help ensure that services are delivered efficiently and effectively.</text:p>
        </text:list-item>
        <text:list-item>
          <text:p text:style-name="P11">Prioritization: Prioritizing the allocation of social services to the most vulnerable groups, such as children, the elderly, and people with disabilities, is crucial to ensure that everyone has access to the services they need.</text:p>
        </text:list-item>
        <text:list-item>
          <text:p text:style-name="P11">Cultural Sensitivity: Social services must be sensitive to the cultural norms and <text:soft-page-break/>practices of the community they serve. It is essential to take into account the diverse backgrounds and beliefs of the population when allocating social services.</text:p>
          <text:p text:style-name="P1"/>
        </text:list-item>
      </text:list>
      <text:p text:style-name="P7">Objective:</text:p>
      <text:p text:style-name="P2">The objective of this project is to develop a machine learning</text:p>
      <text:p text:style-name="P2">model that can help in allocating social service infrastructures in a</text:p>
      <text:p text:style-name="P2">region based on the population density of the area. The model will be</text:p>
      <text:p text:style-name="P2">trained to predict the allocation of social services infrastructures</text:p>
      <text:p text:style-name="P2">such as schools, hospitals, and community centers in a region to</text:p>
      <text:p text:style-name="P2">ensure equitable access to social services for all residents.</text:p>
      <text:p text:style-name="P2"/>
      <text:p text:style-name="P8">Methodology:</text:p>
      <text:p text:style-name="P3"/>
      <text:p text:style-name="P3">The proposed model will be developed using Python programming language and various AI libraries such as TensorFlow and Keras. The model will be trained using population data obtained from government census reports and data collected from social service infrastructure providers such as hospitals and schools.</text:p>
      <text:p text:style-name="P3"/>
      <text:p text:style-name="P3">The following steps will be followed in developing the model:</text:p>
      <text:p text:style-name="P3"/>
      <text:list xml:id="list1097127837" text:style-name="L2">
        <text:list-item>
          <text:p text:style-name="P4">Data Collection: Population data will be collected from government census reports and social service infrastructure data will be collected from relevant providers.</text:p>
        </text:list-item>
      </text:list>
      <text:p text:style-name="P3"/>
      <text:list xml:id="list12740599030763" text:continue-numbering="true" text:style-name="L2">
        <text:list-item>
          <text:p text:style-name="P4">Data Preprocessing: The collected data will be preprocessed by cleaning and formatting it to make it suitable for analysis.</text:p>
          <text:p text:style-name="P4"/>
        </text:list-item>
        <text:list-item>
          <text:p text:style-name="P4">Feature Engineering: The relevant features for the model will be identified, and new features will be created to improve model accuracy.</text:p>
          <text:p text:style-name="P4"/>
        </text:list-item>
        <text:list-item>
          <text:p text:style-name="P4">Model Training: Machine learning algorithms such as Artificial Neural Networks (ANN), Random Forest, and Support Vector Machines (SVM) will be used to train the model. The model will be optimized using hyperparameter tuning techniques.</text:p>
          <text:p text:style-name="P4"/>
        </text:list-item>
        <text:list-item>
          <text:p text:style-name="P4">Model Evaluation: The model's performance will be evaluated using various metrics such as accuracy, precision, recall, and F1 score. The evaluation results will be used to determine the model's effectiveness in allocating social service infrastructures based on population density..</text:p>
          <text:p text:style-name="P5"/>
        </text:list-item>
      </text:list>
      <text:p text:style-name="P7">Expected outcomes:</text:p>
      <text:p text:style-name="P2">The expected outcomes of this project include the development of a</text:p>
      <text:p text:style-name="P2">machine learning model that can accurately predict the allocation of</text:p>
      <text:p text:style-name="P2">social services infrastructures based on population density. This</text:p>
      <text:p text:style-name="P2">model can be used by policymakers and urban planners to make informed</text:p>
      <text:p text:style-name="P2">decisions on the allocation of social services infrastructures in a</text:p>
      <text:p text:style-name="P2">region to ensure equitable access to social services for all</text:p>
      <text:p text:style-name="P6">residents.</text:p>
      <text:p text:style-name="P9"/>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Sans serif" svg:font-family="'Sans serif'" style:font-family-generic="swiss"/>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4.5.1$Linux_X86_64 LibreOffice_project/40$Build-1</meta:generator>
    <dc:date>2023-04-12T01:27:38.884307970</dc:date>
    <meta:editing-duration>PT38M44S</meta:editing-duration>
    <meta:editing-cycles>3</meta:editing-cycles>
    <meta:document-statistic meta:table-count="0" meta:image-count="0" meta:object-count="0" meta:page-count="2" meta:paragraph-count="51" meta:word-count="854" meta:character-count="5773" meta:non-whitespace-character-count="4967"/>
  </office:meta>
</office:document-meta>
</file>